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69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3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2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4cm" fo:min-width="0cm"/>
    </style:style>
    <style:style style:name="gr6" style:family="graphic" style:parent-style-name="standard">
      <style:graphic-properties draw:marker-start="Arrow" draw:marker-start-width="0.2cm" draw:marker-end="Arrow" draw:marker-end-width="0.2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 style:font-pitch="variable" fo:font-size="18pt" style:font-size-asian="18pt" style:font-size-complex="18pt"/>
    </style:style>
    <style:style style:name="P3" style:family="paragraph">
      <style:text-properties fo:font-family="'Times New Roman'" style:font-family-generic="roman" style:font-pitch="variable" fo:font-size="14pt" style:font-size-asian="14pt" style:font-size-complex="14pt"/>
    </style:style>
    <style:style style:name="T1" style:family="text">
      <style:text-properties fo:font-family="'Times New Roman'" style:font-family-generic="roman" style:font-pitch="variable" fo:font-size="18pt" style:font-size-asian="18pt" style:font-size-complex="18pt"/>
    </style:style>
    <style:style style:name="T2" style:family="text">
      <style:text-properties fo:font-family="'Times New Roman'" style:font-family-generic="roman" style:font-pitch="variable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2" draw:layer="layout" svg:width="3.42cm" svg:height="0.954cm" svg:x="3.273cm" svg:y="0.912cm">
          <draw:text-box>
            <text:p text:style-name="P1"><text:span text:style-name="T1">Genotype</text:span></text:p>
          </draw:text-box>
        </draw:frame>
        <draw:frame draw:style-name="gr2" draw:text-style-name="P3" draw:id="id1" draw:layer="layout" svg:width="1.471cm" svg:height="0.797cm" svg:x="1.113cm" svg:y="2.075cm">
          <draw:text-box>
            <text:p><text:span text:style-name="T2">1100</text:span></text:p>
          </draw:text-box>
        </draw:frame>
        <draw:frame draw:style-name="gr2" draw:text-style-name="P3" draw:id="id3" draw:layer="layout" svg:width="1.488cm" svg:height="0.797cm" svg:x="2.345cm" svg:y="2.075cm">
          <draw:text-box>
            <text:p><text:span text:style-name="T2">0001</text:span></text:p>
          </draw:text-box>
        </draw:frame>
        <draw:frame draw:style-name="gr2" draw:text-style-name="P3" draw:id="id9" draw:layer="layout" svg:width="1.471cm" svg:height="0.797cm" svg:x="5.913cm" svg:y="2.075cm">
          <draw:text-box>
            <text:p><text:span text:style-name="T2">0011</text:span></text:p>
          </draw:text-box>
        </draw:frame>
        <draw:frame draw:style-name="gr3" draw:text-style-name="P3" draw:id="id7" draw:layer="layout" svg:width="1.471cm" svg:height="0.797cm" svg:x="4.745cm" svg:y="2.075cm">
          <draw:text-box>
            <text:p><text:span text:style-name="T2">1101</text:span></text:p>
          </draw:text-box>
        </draw:frame>
        <draw:frame draw:style-name="gr4" draw:text-style-name="P3" draw:id="id5" draw:layer="layout" svg:width="1.488cm" svg:height="0.797cm" svg:x="3.545cm" svg:y="2.075cm">
          <draw:text-box>
            <text:p><text:span text:style-name="T2">1010</text:span></text:p>
          </draw:text-box>
        </draw:frame>
        <draw:frame draw:style-name="gr2" draw:text-style-name="P3" draw:id="id11" draw:layer="layout" svg:width="1.455cm" svg:height="0.797cm" svg:x="7.13cm" svg:y="2.075cm">
          <draw:text-box>
            <text:p><text:span text:style-name="T2">0111</text:span></text:p>
          </draw:text-box>
        </draw:frame>
        <draw:frame draw:style-name="gr5" draw:text-style-name="P2" draw:layer="layout" svg:width="3.182cm" svg:height="1.674cm" svg:x="10.421cm" svg:y="1.019cm">
          <draw:text-box>
            <text:p text:style-name="P1"><text:span text:style-name="T1">Phenotype</text:span></text:p>
          </draw:text-box>
        </draw:frame>
        <draw:frame draw:style-name="gr2" draw:text-style-name="P3" draw:id="id2" draw:layer="layout" svg:width="0.722cm" svg:height="0.797cm" svg:x="9.485cm" svg:y="2.075cm">
          <draw:text-box>
            <text:p><text:span text:style-name="T2">c</text:span></text:p>
          </draw:text-box>
        </draw:frame>
        <draw:frame draw:style-name="gr2" draw:text-style-name="P3" draw:id="id4" draw:layer="layout" svg:width="0.722cm" svg:height="0.797cm" svg:x="10.327cm" svg:y="2.075cm">
          <draw:text-box>
            <text:p><text:span text:style-name="T2">a</text:span></text:p>
          </draw:text-box>
        </draw:frame>
        <draw:frame draw:style-name="gr2" draw:text-style-name="P3" draw:id="id6" draw:layer="layout" svg:width="0.667cm" svg:height="0.797cm" svg:x="11.227cm" svg:y="2.075cm">
          <draw:text-box>
            <text:p><text:span text:style-name="T2">[</text:span></text:p>
          </draw:text-box>
        </draw:frame>
        <draw:frame draw:style-name="gr2" draw:text-style-name="P3" draw:id="id8" draw:layer="layout" svg:width="0.637cm" svg:height="0.797cm" svg:x="12.127cm" svg:y="2.075cm">
          <draw:text-box>
            <text:p><text:span text:style-name="T2">t</text:span></text:p>
          </draw:text-box>
        </draw:frame>
        <draw:connector draw:style-name="gr6" draw:text-style-name="P1" draw:layer="layout" svg:x1="1.848cm" svg:y1="2.872cm" svg:x2="9.846cm" svg:y2="2.872cm" draw:start-shape="id1" draw:start-glue-point="2" draw:end-shape="id2" draw:end-glue-point="2" svg:d="m1848 2872v500h7998v-500">
          <text:p/>
        </draw:connector>
        <draw:connector draw:style-name="gr6" draw:text-style-name="P1" draw:layer="layout" draw:line-skew="0.236cm" svg:x1="3.089cm" svg:y1="2.872cm" svg:x2="10.688cm" svg:y2="2.872cm" draw:start-shape="id3" draw:start-glue-point="2" draw:end-shape="id4" draw:end-glue-point="2" svg:d="m3089 2872v736h7599v-736">
          <text:p/>
        </draw:connector>
        <draw:connector draw:style-name="gr6" draw:text-style-name="P1" draw:layer="layout" draw:line-skew="0.482cm" svg:x1="4.289cm" svg:y1="2.872cm" svg:x2="11.56cm" svg:y2="2.872cm" draw:start-shape="id5" draw:start-glue-point="2" draw:end-shape="id6" draw:end-glue-point="2" svg:d="m4289 2872v982h7271v-982">
          <text:p/>
        </draw:connector>
        <draw:connector draw:style-name="gr6" draw:text-style-name="P1" draw:layer="layout" draw:line-skew="0.728cm" svg:x1="5.48cm" svg:y1="2.872cm" svg:x2="12.445cm" svg:y2="2.872cm" draw:start-shape="id7" draw:start-glue-point="2" draw:end-shape="id8" draw:end-glue-point="2" svg:d="m5480 2872v1228h6965v-1228">
          <text:p/>
        </draw:connector>
        <draw:connector draw:style-name="gr6" draw:text-style-name="P1" draw:layer="layout" draw:line-skew="0.974cm" svg:x1="6.648cm" svg:y1="2.872cm" svg:x2="13.264cm" svg:y2="2.872cm" draw:start-shape="id9" draw:start-glue-point="2" draw:end-shape="id10" draw:end-glue-point="2" svg:d="m6648 2872v1474h6616v-1474">
          <text:p/>
        </draw:connector>
        <draw:connector draw:style-name="gr6" draw:text-style-name="P1" draw:layer="layout" draw:line-skew="1.171cm" svg:x1="7.857cm" svg:y1="2.872cm" svg:x2="14.141cm" svg:y2="2.921cm" draw:start-shape="id11" draw:start-glue-point="2" draw:end-shape="id12" draw:end-glue-point="2" svg:d="m7857 2872v1720h6284v-1671">
          <text:p/>
        </draw:connector>
        <draw:frame draw:style-name="gr2" draw:text-style-name="P3" draw:id="id12" draw:layer="layout" svg:width="0.667cm" svg:height="0.797cm" svg:x="13.808cm" svg:y="2.124cm">
          <draw:text-box>
            <text:p><text:span text:style-name="T2">]</text:span></text:p>
          </draw:text-box>
        </draw:frame>
        <draw:frame draw:style-name="gr2" draw:text-style-name="P3" draw:id="id10" draw:layer="layout" svg:width="0.667cm" svg:height="0.797cm" svg:x="12.931cm" svg:y="2.075cm">
          <draw:text-box>
            <text:p><text:span text:style-name="T2">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0cm" fo:margin-left="1cm" fo:margin-right="1cm" fo:page-width="17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5-05T18:48:05</meta:creation-date>
    <dc:date>2009-05-10T16:58:24</dc:date>
    <meta:editing-duration>PT00H45M03S</meta:editing-duration>
    <meta:editing-cycles>7</meta:editing-cycles>
    <meta:generator>OpenOffice.org/3.0$Unix OpenOffice.org_project/300m15$Build-9379</meta:generator>
    <meta:document-statistic meta:object-count="20"/>
    <meta:user-defined meta:name="Información 1"/>
    <meta:user-defined meta:name="Información 2"/>
    <meta:user-defined meta:name="Información 3"/>
    <meta:user-defined meta:name="Información 4"/>
  </office:meta>
</office:document-meta>
</file>